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b38" officeooo:paragraph-rsid="000e7b38"/>
    </style:style>
    <style:style style:name="P2" style:family="paragraph" style:parent-style-name="Standard">
      <style:text-properties officeooo:paragraph-rsid="000e7b38"/>
    </style:style>
    <style:style style:name="T1" style:family="text">
      <style:text-properties officeooo:rsid="000e7b38"/>
    </style:style>
    <style:style style:name="T2" style:family="text">
      <style:text-properties officeooo:rsid="001002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»izbor« ne sme spreminjati tedna.</text:p>
      <text:p text:style-name="P1">Treba je narediti, da kopira izbrani teden v zadnjega.</text:p>
      <text:p text:style-name="P2"><text:span text:style-name="T1">V bistvu je potrebno narediti nov gumb “kopiraj v nov teden” in spraviti celotno logiko »izbora« ven. </text:span><text:span text:style-name="T2">Nov vnos se zmeraj dela samo v naslednji teden. Pretekli tedni morajo biti nespremenljivi: spreminjaš lahko samo tekoči teden in <text:s/>naslednji teden. Pretekle tedne lahko samo kopiraš in to se mora videti v vmesniku: sedanji in naslednji teden imata gumb shrani usposobljen, ostali imajo samo gumb »kopiraj v nov teden« (in popup za potrditev? - NE).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23T06:37:56.706492052</meta:creation-date>
    <dc:date>2020-05-23T06:56:43.118441029</dc:date>
    <meta:editing-duration>PT8M36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1" meta:paragraph-count="3" meta:word-count="87" meta:character-count="536" meta:non-whitespace-character-count="451"/>
  </office:meta>
</office:document-meta>
</file>